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8c9" officeooo:paragraph-rsid="001308c9"/>
    </style:style>
    <style:style style:name="P2" style:family="paragraph" style:parent-style-name="Standard">
      <style:text-properties officeooo:rsid="0013a7cd" officeooo:paragraph-rsid="0013a7cd"/>
    </style:style>
    <style:style style:name="T1" style:family="text">
      <style:text-properties officeooo:rsid="0013a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Andrea </text:p>
      <text:p text:style-name="P1">Cognome: Fileni</text:p>
      <text:p text:style-name="P1">Numero di matricola: <text:span text:style-name="T1">329369</text:span></text:p>
      <text:p text:style-name="P2">Testo del programma:</text:p>
      <text:p text:style-name="P2">#include &lt;stdio.h&gt;</text:p>
      <text:p text:style-name="P2">#include &lt;string.h&gt;</text:p>
      <text:p text:style-name="P2">#include &lt;stdlib.h&gt;</text:p>
      <text:p text:style-name="P2">#include &lt;time.h&gt;</text:p>
      <text:p text:style-name="P2"/>
      <text:p text:style-name="P2">int main (void)</text:p>
      <text:p text:style-name="P2">{</text:p>
      <text:p text:style-name="P2">int Lunghezza_Di_m, Lunghezza_Di_k, scelta;</text:p>
      <text:p text:style-name="P2">char m[128], k[128], c[128];</text:p>
      <text:p text:style-name="P2">time_t t;</text:p>
      <text:p text:style-name="P2">//inserimento della stringa iniziale M</text:p>
      <text:p text:style-name="P2">printf("Inserisci la stringa M (la sua lunghezza massima è di 128 caratteri, quindi inserendo una stringa che superi questo limite il programma la ridurrà automaticamente)\n");</text:p>
      <text:p text:style-name="P2">fgets(m, 128, stdin);</text:p>
      <text:p text:style-name="P2">Lunghezza_Di_m= strlen(m)-1;</text:p>
      <text:p text:style-name="P2">printf("La stringa M è lunga %d caratteri\n\n", Lunghezza_Di_m);</text:p>
      <text:p text:style-name="P2">//Menu dello switch</text:p>
      <text:p text:style-name="P2">printf("Come vuoi procedere? Puoi scegliere tra 2 opzioni:\n1)La prima opzione ti permette di inserire una chiave k che sia di lunghezza uguale o maggiore a quella di M; k servirà a cifrare il testo di M.\n2)Selezionando la seconda opzione, invece, il programma genererà randomicamente una chiave casuale k, che servirà comunque a cifrare il testo di M.\n\nIndipendentemente dall'opzione che si sceglierà, il programma proseguirà cifrando la stringa M con la chiave k, generando così la stringa C; successivamente, il programma svolgerà l'operazione opposta, ovvero cifrando la stringa C con la chiave k, ottenendo nuovamente il nostro messaggio originale M.\n\n");</text:p>
      <text:p text:style-name="P2">printf("Digita 1 per scegliere la prima opzione, digita 2 per scegliere la seconda (digitando un numero diverso da 1 e 2 il programma non andrà avanti, ma continuerà a chiedere di inserire una delle due opzioni fino a quando il numero inserito non sarà corretto)\n");</text:p>
      <text:p text:style-name="P2">scanf("%d", &amp;scelta);</text:p>
      <text:p text:style-name="P2">//ciclo per mettere l'opzione giusta nello switch</text:p>
      <text:p text:style-name="P2">while(scelta&lt;1||scelta&gt;2)</text:p>
      <text:p text:style-name="P2"><text:s text:c="5"/>{</text:p>
      <text:p text:style-name="P2"><text:s text:c="7"/>scanf("%d", &amp;scelta);</text:p>
      <text:p text:style-name="P2"><text:s text:c="7"/>while(getchar()!='\n');</text:p>
      <text:p text:style-name="P2"><text:s text:c="5"/>}</text:p>
      <text:p text:style-name="P2">printf("\n") ;</text:p>
      <text:p text:style-name="P2"/>
      <text:p text:style-name="P2">switch(scelta)</text:p>
      <text:p text:style-name="P2"><text:s text:c="6"/>{</text:p>
      <text:p text:style-name="P2"><text:s text:c="6"/>case 1:</text:p>
      <text:p text:style-name="P2"><text:s text:c="6"/>//inserimento chiave k</text:p>
      <text:p text:style-name="P2"><text:s text:c="6"/>printf("Inserire la chiave K tale che sia della stessa lunghezza o più lunga di M\n");</text:p>
      <text:p text:style-name="P2"><text:s text:c="6"/>getchar();</text:p>
      <text:p text:style-name="P2"><text:s text:c="6"/>fgets(k, 128, stdin);</text:p>
      <text:p text:style-name="P2"><text:s text:c="6"/>Lunghezza_Di_k=strlen(k)-1;</text:p>
      <text:p text:style-name="P2"><text:s text:c="6"/>//ciclo per controllare che k sia della lunghezza giusta</text:p>
      <text:p text:style-name="P2"><text:s text:c="6"/>while(Lunghezza_Di_k&lt;Lunghezza_Di_m)</text:p>
      <text:p text:style-name="P2"><text:s text:c="8"/>{</text:p>
      <text:p text:style-name="P2"><text:soft-page-break/><text:s text:c="8"/>printf("La stringa precedentemente inserita è troppo corta, inserirne un'altra che sia della stessa lunghezza o più lunga di M\n");</text:p>
      <text:p text:style-name="P2"><text:s text:c="8"/>fgets(k, 128, stdin);</text:p>
      <text:p text:style-name="P2"><text:s text:c="8"/>Lunghezza_Di_k=strlen(k)-1;</text:p>
      <text:p text:style-name="P2"><text:s text:c="8"/>}</text:p>
      <text:p text:style-name="P2"><text:s text:c="8"/>printf("\nCifrando la stringa M con la chiave k otteniamo la stringa C=");</text:p>
      <text:p text:style-name="P2"><text:s text:c="8"/>//M XOR k</text:p>
      <text:p text:style-name="P2"><text:s text:c="8"/>for(int j=0; j&lt;Lunghezza_Di_m; j++)</text:p>
      <text:p text:style-name="P2"><text:s text:c="11"/>{</text:p>
      <text:p text:style-name="P2"><text:s text:c="11"/>c[j]=m[j]^k[j];</text:p>
      <text:p text:style-name="P2"><text:s text:c="11"/>printf("%d", c[j]);</text:p>
      <text:p text:style-name="P2"><text:s text:c="11"/>}</text:p>
      <text:p text:style-name="P2"><text:s text:c="8"/>printf("\n\n");</text:p>
      <text:p text:style-name="P2"><text:s text:c="8"/>printf("A questo punto svogliamo l'operazione inversa cifrando la stringa C con la chiave k, così da riottenere il nostro messaggio originale M=");</text:p>
      <text:p text:style-name="P2"><text:s text:c="8"/>//C XOR k</text:p>
      <text:p text:style-name="P2"><text:s text:c="8"/>for(int p=0; p&lt;Lunghezza_Di_m; p++)</text:p>
      <text:p text:style-name="P2"><text:s text:c="12"/>{</text:p>
      <text:p text:style-name="P2"><text:s text:c="12"/>m[p]=c[p]^k[p];</text:p>
      <text:p text:style-name="P2"><text:s text:c="12"/>printf("%c", m[p]);</text:p>
      <text:p text:style-name="P2"><text:s text:c="12"/>}</text:p>
      <text:p text:style-name="P2"><text:s text:c="10"/>printf("\n");</text:p>
      <text:p text:style-name="P2"><text:s text:c="6"/>break;</text:p>
      <text:p text:style-name="P2"><text:s text:c="6"/>case 2:</text:p>
      <text:p text:style-name="P2"><text:s text:c="6"/>printf("La chiave k generata randomicamente è: ");</text:p>
      <text:p text:style-name="P2"><text:s text:c="6"/>srand((unsigned)time(&amp;t));</text:p>
      <text:p text:style-name="P2"><text:s text:c="6"/>//generazione della chiave random</text:p>
      <text:p text:style-name="P2"><text:s text:c="6"/>for(int i=0; i&lt;Lunghezza_Di_m; i++)</text:p>
      <text:p text:style-name="P2"><text:s text:c="9"/>{</text:p>
      <text:p text:style-name="P2"><text:s text:c="9"/>printf("%c", 32+rand() %96);</text:p>
      <text:p text:style-name="P2"><text:s text:c="9"/>}</text:p>
      <text:p text:style-name="P2"><text:s text:c="6"/>printf("\n");</text:p>
      <text:p text:style-name="P2"><text:s text:c="8"/>printf("\nCifrando la stringa M con la chiave k otteniamo la stringa C=");</text:p>
      <text:p text:style-name="P2"><text:s text:c="10"/>//M XOR k</text:p>
      <text:p text:style-name="P2"><text:s text:c="10"/>for(int j=0; j&lt;Lunghezza_Di_m; j++)</text:p>
      <text:p text:style-name="P2"><text:s text:c="13"/>{</text:p>
      <text:p text:style-name="P2"><text:s text:c="13"/>c[j]=m[j]^k[j];</text:p>
      <text:p text:style-name="P2"><text:s text:c="13"/>printf("%d", c[j]);</text:p>
      <text:p text:style-name="P2"><text:s text:c="13"/>}</text:p>
      <text:p text:style-name="P2"><text:s text:c="10"/>printf("\n\n");</text:p>
      <text:p text:style-name="P2"><text:s text:c="10"/>printf("A questo punto svogliamo l'operazione inversa cifrando la stringa C con la chiave k, così da riottenere il nostro messaggio originale M=");</text:p>
      <text:p text:style-name="P2"><text:s text:c="10"/>//C XOR k</text:p>
      <text:p text:style-name="P2"><text:s text:c="10"/>for(int p=0; p&lt;Lunghezza_Di_m; p++)</text:p>
      <text:p text:style-name="P2"><text:s text:c="14"/>{</text:p>
      <text:p text:style-name="P2"><text:s text:c="14"/>m[p]=c[p]^k[p];</text:p>
      <text:p text:style-name="P2"><text:s text:c="14"/>printf("%c", m[p]);</text:p>
      <text:p text:style-name="P2"><text:s text:c="14"/>}</text:p>
      <text:p text:style-name="P2"><text:s text:c="12"/>printf("\n");</text:p>
      <text:p text:style-name="P2"/>
      <text:p text:style-name="P2"><text:s text:c="6"/>break;</text:p>
      <text:p text:style-name="P2"><text:s text:c="6"/>}</text:p>
      <text:p text:style-name="P2"><text:soft-page-break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4:13:45.949266235</meta:creation-date>
    <dc:date>2020-11-14T14:41:07.992347155</dc:date>
    <meta:editing-duration>PT7M11S</meta:editing-duration>
    <meta:editing-cycles>1</meta:editing-cycles>
    <meta:document-statistic meta:table-count="0" meta:image-count="0" meta:object-count="0" meta:page-count="3" meta:paragraph-count="90" meta:word-count="452" meta:character-count="3718" meta:non-whitespace-character-count="2810"/>
    <meta:generator>LibreOffice/6.4.6.2$Linux_X86_64 LibreOffice_project/40$Build-2</meta:generator>
  </office:meta>
</office:document-meta>
</file>